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171<text:line-break/> – Arco 170 – Risulta finanziato dal Marchese e Fratelli Monti.<text:line-break/></text:span></text:p>
        </text:list-item>
      </text:list>
      <text:p text:style-name="Text_20_body">La “Madonna Grassa”.<text:line-break/>Corrisponde all’arco maggiore n. 4 della <text:span text:style-name="Emphasis">Divisione del sontuoso portico</text:span>.<text:line-break/>La statua della Madonna col bambino o Madonna del Rosario, soprannominata “Grassa” per il suo aspetto florido, fu scolpita verso il 1706 dal milanese Andrea Ferreri (1673-1744), lo stesso che scolpì la Madonna del Carmine sulla colonna davanti a San Martino Maggiore. Questa opera, compreso il grande arco e la nicchia che la ospitano, furono voluti dal marchese Francesco Maria Monti Bendini, priore della dell’Arciconfraternita di S.Maria della Morte.<text:line-break/>Nel basamento è scritto (dall’inno “Maria Mater gratiae, fonte <text:span text:style-name="Emphasis">Gabriella Gherardi</text:span>):</text:p>
      <text:p text:style-name="P2"><text:span text:style-name="Emphasis">Tu nos ab noste protege</text:span>.</text:p>
      <text:list xml:id="list31774585" text:continue-numbering="true" text:style-name="L1">
        <text:list-header>
          <text:p text:style-name="P1"><text:span text:style-name="Emphasis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0:42.79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112" meta:character-count="729"/>
  </office:meta>
</office:document-meta>
</file>